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34208" officeooo:paragraph-rsid="00034208"/>
    </style:style>
    <style:style style:name="P2" style:family="paragraph" style:parent-style-name="Text_20_body">
      <style:text-properties style:font-name="Liberation Sans" fo:font-size="13pt" officeooo:rsid="00061126" officeooo:paragraph-rsid="00061126" style:font-size-asian="11.3500003814697pt" style:font-size-complex="13pt"/>
    </style:style>
    <style:style style:name="P3" style:family="paragraph" style:parent-style-name="Text_20_body">
      <style:text-properties style:font-name="Liberation Sans" fo:font-size="13pt" officeooo:rsid="0006c7f2" officeooo:paragraph-rsid="0006c7f2" style:font-size-asian="11.3500003814697pt" style:font-size-complex="13pt"/>
    </style:style>
    <style:style style:name="P4" style:family="paragraph" style:parent-style-name="Text_20_body">
      <style:text-properties style:font-name="Liberation Sans" fo:font-size="13pt" officeooo:rsid="00098868" officeooo:paragraph-rsid="00098868" style:font-size-asian="11.3500003814697pt" style:font-size-complex="13pt"/>
    </style:style>
    <style:style style:name="P5" style:family="paragraph" style:parent-style-name="Text_20_body">
      <style:text-properties style:font-name="Liberation Sans" fo:font-size="13pt" officeooo:rsid="000a5876" officeooo:paragraph-rsid="000a5876" style:font-size-asian="11.3500003814697pt" style:font-size-complex="13pt"/>
    </style:style>
    <style:style style:name="P6" style:family="paragraph" style:parent-style-name="Text_20_body">
      <style:text-properties style:font-name="Liberation Sans" fo:font-size="13pt" officeooo:rsid="000b9e43" officeooo:paragraph-rsid="000b9e43" style:font-size-asian="11.3500003814697pt" style:font-size-complex="13pt"/>
    </style:style>
    <style:style style:name="P7" style:family="paragraph" style:parent-style-name="Text_20_body">
      <style:text-properties officeooo:paragraph-rsid="0006c7f2"/>
    </style:style>
    <style:style style:name="P8" style:family="paragraph" style:parent-style-name="Text_20_body">
      <style:text-properties officeooo:paragraph-rsid="0008f8a3"/>
    </style:style>
    <style:style style:name="P9" style:family="paragraph" style:parent-style-name="Text_20_body">
      <style:text-properties officeooo:rsid="00098868" officeooo:paragraph-rsid="00098868"/>
    </style:style>
    <style:style style:name="P10" style:family="paragraph" style:parent-style-name="Subtitle">
      <style:text-properties officeooo:rsid="00034208" officeooo:paragraph-rsid="00034208"/>
    </style:style>
    <style:style style:name="P11" style:family="paragraph" style:parent-style-name="Heading_20_1">
      <style:text-properties officeooo:rsid="0006c7f2" officeooo:paragraph-rsid="0006c7f2"/>
    </style:style>
    <style:style style:name="P12" style:family="paragraph" style:parent-style-name="Heading_20_1">
      <style:text-properties officeooo:paragraph-rsid="0006c7f2"/>
    </style:style>
    <style:style style:name="P13" style:family="paragraph" style:parent-style-name="Heading_20_1">
      <style:text-properties officeooo:rsid="00098868" officeooo:paragraph-rsid="00098868"/>
    </style:style>
    <style:style style:name="P14" style:family="paragraph" style:parent-style-name="Heading_20_1">
      <style:text-properties officeooo:rsid="000b9e43" officeooo:paragraph-rsid="000b9e43"/>
    </style:style>
    <style:style style:name="P15" style:family="paragraph" style:parent-style-name="Title">
      <style:text-properties officeooo:rsid="00034208" officeooo:paragraph-rsid="00034208"/>
    </style:style>
    <style:style style:name="T1" style:family="text">
      <style:text-properties officeooo:rsid="0003420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6c7f2"/>
    </style:style>
    <style:style style:name="T4" style:family="text">
      <style:text-properties style:font-name="Liberation Sans" fo:font-size="13pt" style:font-size-asian="11.3500003814697pt" style:font-size-complex="13pt"/>
    </style:style>
    <style:style style:name="T5" style:family="text">
      <style:text-properties style:font-name="Liberation Sans" fo:font-size="13pt" officeooo:rsid="0006c7f2" style:font-size-asian="11.3500003814697pt" style:font-size-complex="13pt"/>
    </style:style>
    <style:style style:name="T6" style:family="text">
      <style:text-properties style:font-name="Liberation Sans" fo:font-size="13pt" officeooo:rsid="0008f8a3" style:font-size-asian="11.3500003814697pt" style:font-size-complex="13pt"/>
    </style:style>
    <style:style style:name="T7" style:family="text">
      <style:text-properties style:font-name="Liberation Sans" fo:font-size="13pt" officeooo:rsid="00098868" style:font-size-asian="11.3500003814697pt" style:font-size-complex="13pt"/>
    </style:style>
    <style:style style:name="T8" style:family="text">
      <style:text-properties officeooo:rsid="000a58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5">Task-Writing Summary</text:p>
      <text:p text:style-name="P1"/>
      <text:p text:style-name="P10">Time Series and Analysis Video Series by <text:span text:style-name="T2">Director</text:span></text:p>
      <text:p text:style-name="P1"><text:span text:style-name="T2"/></text:p>
      <text:h text:style-name="Heading_20_1" text:outline-level="1"><text:span text:style-name="T1">Video Part 1.a</text:span></text:h>
      <text:p text:style-name="P2">Time Series aalysis is all about , doing predictive analytics, prdicting future values of variales or forecasting certain amout along a particular direction</text:p>
      <text:p text:style-name="P2">We’ll see, What is time series, regression vs time series, look for tred and seasonality, smoothing, ACF, ARIMA, Lagging etc.</text:p>
      <text:p text:style-name="P2">In time series , time as a dimension we are trying to forecast. We are dealing with two variables where y axis can be anything like temp, stock price etc. </text:p>
      <text:p text:style-name="P2">We can’t apply regression everywhere.</text:p>
      <text:p text:style-name="P3">Sensex small cap- The statistical properties of this data is not same as sesex, since here it the greater change. Lesse volatility more predictable is the data.</text:p>
      <text:p text:style-name="P3"/>
      <text:h text:style-name="P11" text:outline-level="1">Video Part 1.b</text:h>
      <text:p text:style-name="P3">Take relevant slice of data in Time Series Analysis for accurate predictio. Time series iis all about tryig to separate out trend , seasonal variance from the data as in Airline Passenger.</text:p>
      <text:p text:style-name="P3">Remove yearly avg, or lets say componets of the data is removed oe y oe from the origial data ad therefore what is left is called Residue.</text:p>
      <text:p text:style-name="P3"/>
      <text:h text:style-name="P12" text:outline-level="1"><text:span text:style-name="T3">Video Part 2.a</text:span></text:h>
      <text:p text:style-name="P7"><text:span text:style-name="T5">Valid Time series data must have </text:span></text:p>
      <text:p text:style-name="P7"><text:span text:style-name="T5">-Minimum of 50 data</text:span></text:p>
      <text:p text:style-name="P7"><text:span text:style-name="T5">-Equally Spaced Time iterval</text:span></text:p>
      <text:p text:style-name="P8"><text:span text:style-name="T5">-no missig data point</text:span></text:p>
      <text:p text:style-name="P8"><text:span text:style-name="T6">Statioary: no tred, no seasoality, and o chage i freuecy </text:span><text:span text:style-name="T7">or amplitude of noise</text:span></text:p>
      <text:p text:style-name="P9"><text:span text:style-name="T4">Frequency: How may times a does an event occur in a given unit of time eg, 4 year</text:span></text:p>
      <text:p text:style-name="P9"><text:span text:style-name="T4">Period: Inverse of frequency eg, once in a 3 month</text:span></text:p>
      <text:p text:style-name="P9"><text:span text:style-name="T4">If we remove seasonal variance in atmospheric Co2 data, we get a trend.</text:span></text:p>
      <text:h text:style-name="P13" text:outline-level="1"><text:soft-page-break/>Video Part 2.b</text:h>
      <text:p text:style-name="P4">We decompose data into</text:p>
      <text:p text:style-name="P4">-Trend : inc or dec over a very long term</text:p>
      <text:p text:style-name="P4">-Seasonality: periodic change</text:p>
      <text:p text:style-name="P4">-Noise or irregulaities</text:p>
      <text:p text:style-name="P4">-Cyclicity</text:p>
      <text:p text:style-name="P4">-Other</text:p>
      <text:p text:style-name="P4">Main Operations:</text:p>
      <text:p text:style-name="P4">-Computing succesive difference</text:p>
      <text:p text:style-name="P4">-Apply daily/weekly/monthly <text:s/>etc</text:p>
      <text:p text:style-name="P4">-Applying rolling function</text:p>
      <text:p text:style-name="P4">- Moving avg</text:p>
      <text:p text:style-name="P4">-smoothing a time series</text:p>
      <text:p text:style-name="P4">-ACF</text:p>
      <text:p text:style-name="P4">--Test for auto corelation: Box plot</text:p>
      <text:p text:style-name="P4">-partial autocorelation: pad</text:p>
      <text:p text:style-name="P4">-<text:span text:style-name="T8">Fitting n arima model</text:span></text:p>
      <text:p text:style-name="P4">-<text:span text:style-name="T8">running diagnostics on an Arima model</text:span></text:p>
      <text:p text:style-name="P4">-<text:span text:style-name="T8">Making forecasting using Arima</text:span></text:p>
      <text:p text:style-name="P5">-Testing for mean recursion</text:p>
      <text:p text:style-name="P5"/>
      <text:h text:style-name="P14" text:outline-level="1">Video Part 3.a</text:h>
      <text:p text:style-name="P6">Using the previous methods to get the forecast data of Airpassenger</text:p>
      <text:p text:style-name="P6">and plot the box plots for those data, and other plots by taking avg and all.</text:p>
      <text:h text:style-name="P14" text:outline-level="1">Video Prt 3.b</text:h>
      <text:p text:style-name="P6">In this video we can see that Co2 had linear trend. Seasonal variance is perfect.</text:p>
      <text:p text:style-name="P6">Also we used rainfall dataset and create its object, ad while aalysing we ca see that its too complex to see seasonalty and trennd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0.06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4:28:26.195817167</meta:creation-date>
    <dc:date>2020-04-29T15:27:26.086116290</dc:date>
    <meta:editing-duration>PT25M56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46" meta:word-count="400" meta:character-count="2308" meta:non-whitespace-character-count="1951"/>
  </office:meta>
</office:document-meta>
</file>